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246e" officeooo:paragraph-rsid="0007246e"/>
    </style:style>
    <style:style style:name="P2" style:family="paragraph" style:parent-style-name="Standard">
      <style:paragraph-properties fo:text-align="start" style:justify-single-word="false"/>
      <style:text-properties officeooo:rsid="0007246e" officeooo:paragraph-rsid="00072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2</text:p>
      <text:p text:style-name="P1"/>
      <text:p text:style-name="P2">1)</text:p>
      <text:p text:style-name="P2"/>
      <text:p text:style-name="P2">PB EQU 31H</text:p>
      <text:p text:style-name="P2">CB EQU 32H</text:p>
      <text:p text:style-name="P2"/>
      <text:p text:style-name="P2">ORG 2000H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7:02:14.496497629</meta:creation-date>
    <dc:date>2025-09-12T18:03:45.647353976</dc:date>
    <meta:editing-duration>PT51M18S</meta:editing-duration>
    <meta:editing-cycles>1</meta:editing-cycles>
    <meta:document-statistic meta:table-count="0" meta:image-count="0" meta:object-count="0" meta:page-count="1" meta:paragraph-count="5" meta:word-count="11" meta:character-count="41" meta:non-whitespace-character-count="35"/>
    <meta:generator>LibreOffice/24.2.7.2$Linux_X86_64 LibreOffice_project/420$Build-2</meta:generator>
  </office:meta>
</office:document-meta>
</file>